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5" style:family="table">
      <style:table-properties style:width="6.5in" fo:margin-left="0in" table:align="left"/>
    </style:style>
    <style:style style:name="Table5.A" style:family="table-column">
      <style:table-column-properties style:column-width="1.625in"/>
    </style:style>
    <style:style style:name="Table5.B" style:family="table-column">
      <style:table-column-properties style:column-width="0.4375in"/>
    </style:style>
    <style:style style:name="Table5.C" style:family="table-column">
      <style:table-column-properties style:column-width="0.5625in"/>
    </style:style>
    <style:style style:name="Table5.D" style:family="table-column">
      <style:table-column-properties style:column-width="3.875in"/>
    </style:style>
    <style:style style:name="Table5.A1" style:family="table-cell">
      <style:table-cell-properties fo:padding="0.0382in" fo:border="0.0007in solid #000000" style:writing-mode="lr-tb"/>
    </style:style>
    <style:style style:name="Table5.A2" style:family="table-cell">
      <style:table-cell-properties fo:padding="0.0382in" fo:border-left="0.0007in solid #000000" fo:border-right="0.0007in solid #000000" fo:border-top="none" fo:border-bottom="0.0007in solid #000000" style:writing-mode="lr-tb"/>
    </style:style>
    <style:style style:name="Table5.4" style:family="table-row">
      <style:table-row-properties style:min-row-height="0.2229in" style:use-optimal-row-height="false"/>
    </style:style>
    <style:style style:name="Table5.A4" style:family="table-cell">
      <style:table-cell-properties fo:padding="0.0382in" fo:border-left="0.0007in solid #000000" fo:border-right="none" fo:border-top="none" fo:border-bottom="0.0007in solid #000000" style:writing-mode="lr-tb"/>
    </style:style>
    <style:style style:name="Table5.C5" style:family="table-cell" style:data-style-name="N0">
      <style:table-cell-properties fo:padding="0.0382in" fo:border-left="0.0007in solid #000000" fo:border-right="none" fo:border-top="none" fo:border-bottom="0.0007in solid #000000" style:writing-mode="lr-tb"/>
    </style:style>
    <style:style style:name="Table1" style:family="table">
      <style:table-properties style:width="6.5in" fo:margin-left="0in" table:align="left"/>
    </style:style>
    <style:style style:name="Table1.A" style:family="table-column">
      <style:table-column-properties style:column-width="1.625in"/>
    </style:style>
    <style:style style:name="Table1.B" style:family="table-column">
      <style:table-column-properties style:column-width="0.4375in"/>
    </style:style>
    <style:style style:name="Table1.C" style:family="table-column">
      <style:table-column-properties style:column-width="0.5625in"/>
    </style:style>
    <style:style style:name="Table1.D" style:family="table-column">
      <style:table-column-properties style:column-width="3.875in"/>
    </style:style>
    <style:style style:name="Table1.A1" style:family="table-cell">
      <style:table-cell-properties fo:padding="0.0382in" fo:border="0.0007in solid #000000" style:writing-mode="lr-tb"/>
    </style:style>
    <style:style style:name="Table1.A2" style:family="table-cell">
      <style:table-cell-properties fo:padding="0.0382in" fo:border-left="0.0007in solid #000000" fo:border-right="0.0007in solid #000000" fo:border-top="none" fo:border-bottom="0.0007in solid #000000" style:writing-mode="lr-tb"/>
    </style:style>
    <style:style style:name="Table1.4" style:family="table-row">
      <style:table-row-properties style:min-row-height="0.2229in" style:use-optimal-row-height="false"/>
    </style:style>
    <style:style style:name="Table1.A4" style:family="table-cell">
      <style:table-cell-properties fo:padding="0.0382in" fo:border-left="0.0007in solid #000000" fo:border-right="none" fo:border-top="none" fo:border-bottom="0.0007in solid #000000" style:writing-mode="lr-tb"/>
    </style:style>
    <style:style style:name="Table1.C5" style:family="table-cell" style:data-style-name="N0">
      <style:table-cell-properties fo:padding="0.0382in" fo:border-left="0.0007in solid #000000" fo:border-right="none" fo:border-top="none" fo:border-bottom="0.0007in solid #000000" style:writing-mode="lr-tb"/>
    </style:style>
    <style:style style:name="Table2" style:family="table">
      <style:table-properties style:width="6.5in" fo:margin-left="0in" table:align="left"/>
    </style:style>
    <style:style style:name="Table2.A" style:family="table-column">
      <style:table-column-properties style:column-width="1.625in"/>
    </style:style>
    <style:style style:name="Table2.B" style:family="table-column">
      <style:table-column-properties style:column-width="0.4375in"/>
    </style:style>
    <style:style style:name="Table2.C" style:family="table-column">
      <style:table-column-properties style:column-width="0.5625in"/>
    </style:style>
    <style:style style:name="Table2.D" style:family="table-column">
      <style:table-column-properties style:column-width="3.875in"/>
    </style:style>
    <style:style style:name="Table2.A1" style:family="table-cell">
      <style:table-cell-properties fo:padding="0.0382in" fo:border="0.0007in solid #000000" style:writing-mode="lr-tb"/>
    </style:style>
    <style:style style:name="Table2.A2" style:family="table-cell">
      <style:table-cell-properties fo:padding="0.0382in" fo:border-left="0.0007in solid #000000" fo:border-right="0.0007in solid #000000" fo:border-top="none" fo:border-bottom="0.0007in solid #000000" style:writing-mode="lr-tb"/>
    </style:style>
    <style:style style:name="Table2.4" style:family="table-row">
      <style:table-row-properties style:min-row-height="0.2229in" style:use-optimal-row-height="false"/>
    </style:style>
    <style:style style:name="Table2.A4" style:family="table-cell">
      <style:table-cell-properties fo:padding="0.0382in" fo:border-left="0.0007in solid #000000" fo:border-right="none" fo:border-top="none" fo:border-bottom="0.0007in solid #000000" style:writing-mode="lr-tb"/>
    </style:style>
    <style:style style:name="Table2.C5" style:family="table-cell" style:data-style-name="N0">
      <style:table-cell-properties fo:padding="0.0382in" fo:border-left="0.0007in solid #000000" fo:border-right="none" fo:border-top="none" fo:border-bottom="0.0007in solid #000000" style:writing-mode="lr-tb"/>
    </style:style>
    <style:style style:name="Table6" style:family="table">
      <style:table-properties style:width="6.5in" fo:margin-left="0in" table:align="left"/>
    </style:style>
    <style:style style:name="Table6.A" style:family="table-column">
      <style:table-column-properties style:column-width="1.625in"/>
    </style:style>
    <style:style style:name="Table6.B" style:family="table-column">
      <style:table-column-properties style:column-width="0.4375in"/>
    </style:style>
    <style:style style:name="Table6.C" style:family="table-column">
      <style:table-column-properties style:column-width="0.5625in"/>
    </style:style>
    <style:style style:name="Table6.D" style:family="table-column">
      <style:table-column-properties style:column-width="3.875in"/>
    </style:style>
    <style:style style:name="Table6.A1" style:family="table-cell">
      <style:table-cell-properties fo:padding="0.0382in" fo:border="0.0007in solid #000000" style:writing-mode="lr-tb"/>
    </style:style>
    <style:style style:name="Table6.A2" style:family="table-cell">
      <style:table-cell-properties fo:padding="0.0382in" fo:border-left="0.0007in solid #000000" fo:border-right="0.0007in solid #000000" fo:border-top="none" fo:border-bottom="0.0007in solid #000000" style:writing-mode="lr-tb"/>
    </style:style>
    <style:style style:name="Table6.4" style:family="table-row">
      <style:table-row-properties style:min-row-height="0.2229in" style:use-optimal-row-height="false"/>
    </style:style>
    <style:style style:name="Table6.A4" style:family="table-cell">
      <style:table-cell-properties fo:padding="0.0382in" fo:border-left="0.0007in solid #000000" fo:border-right="none" fo:border-top="none" fo:border-bottom="0.0007in solid #000000" style:writing-mode="lr-tb"/>
    </style:style>
    <style:style style:name="Table6.C5" style:family="table-cell" style:data-style-name="N0">
      <style:table-cell-properties fo:padding="0.0382in" fo:border-left="0.0007in solid #000000" fo:border-right="none" fo:border-top="none" fo:border-bottom="0.0007in solid #000000" style:writing-mode="lr-tb"/>
    </style:style>
    <style:style style:name="Table7" style:family="table">
      <style:table-properties style:width="6.5in" fo:margin-left="0in" table:align="left"/>
    </style:style>
    <style:style style:name="Table7.A" style:family="table-column">
      <style:table-column-properties style:column-width="1.625in"/>
    </style:style>
    <style:style style:name="Table7.B" style:family="table-column">
      <style:table-column-properties style:column-width="0.4375in"/>
    </style:style>
    <style:style style:name="Table7.C" style:family="table-column">
      <style:table-column-properties style:column-width="0.5625in"/>
    </style:style>
    <style:style style:name="Table7.D" style:family="table-column">
      <style:table-column-properties style:column-width="3.875in"/>
    </style:style>
    <style:style style:name="Table7.A1" style:family="table-cell">
      <style:table-cell-properties fo:padding="0.0382in" fo:border="0.0007in solid #000000" style:writing-mode="lr-tb"/>
    </style:style>
    <style:style style:name="Table7.A2" style:family="table-cell">
      <style:table-cell-properties fo:padding="0.0382in" fo:border-left="0.0007in solid #000000" fo:border-right="0.0007in solid #000000" fo:border-top="none" fo:border-bottom="0.0007in solid #000000" style:writing-mode="lr-tb"/>
    </style:style>
    <style:style style:name="Table7.4" style:family="table-row">
      <style:table-row-properties style:min-row-height="0.2229in" style:use-optimal-row-height="false"/>
    </style:style>
    <style:style style:name="Table7.A4" style:family="table-cell">
      <style:table-cell-properties fo:padding="0.0382in" fo:border-left="0.0007in solid #000000" fo:border-right="none" fo:border-top="none" fo:border-bottom="0.0007in solid #000000" style:writing-mode="lr-tb"/>
    </style:style>
    <style:style style:name="Table7.C5" style:family="table-cell" style:data-style-name="N0">
      <style:table-cell-properties fo:padding="0.0382in" fo:border-left="0.0007in solid #000000" fo:border-right="none" fo:border-top="none" fo:border-bottom="0.0007in solid #000000" style:writing-mode="lr-tb"/>
    </style:style>
    <style:style style:name="Table3" style:family="table">
      <style:table-properties style:width="6.5in" fo:margin-left="0in" table:align="left"/>
    </style:style>
    <style:style style:name="Table3.A" style:family="table-column">
      <style:table-column-properties style:column-width="1.625in"/>
    </style:style>
    <style:style style:name="Table3.B" style:family="table-column">
      <style:table-column-properties style:column-width="0.4375in"/>
    </style:style>
    <style:style style:name="Table3.C" style:family="table-column">
      <style:table-column-properties style:column-width="0.5625in"/>
    </style:style>
    <style:style style:name="Table3.D" style:family="table-column">
      <style:table-column-properties style:column-width="3.875in"/>
    </style:style>
    <style:style style:name="Table3.A1" style:family="table-cell">
      <style:table-cell-properties fo:padding="0.0382in" fo:border="0.0007in solid #000000" style:writing-mode="lr-tb"/>
    </style:style>
    <style:style style:name="Table3.A2" style:family="table-cell">
      <style:table-cell-properties fo:padding="0.0382in" fo:border-left="0.0007in solid #000000" fo:border-right="0.0007in solid #000000" fo:border-top="none" fo:border-bottom="0.0007in solid #000000" style:writing-mode="lr-tb"/>
    </style:style>
    <style:style style:name="Table3.4" style:family="table-row">
      <style:table-row-properties style:min-row-height="0.2229in" style:use-optimal-row-height="false"/>
    </style:style>
    <style:style style:name="Table3.A4" style:family="table-cell">
      <style:table-cell-properties fo:padding="0.0382in" fo:border-left="0.0007in solid #000000" fo:border-right="none" fo:border-top="none" fo:border-bottom="0.0007in solid #000000" style:writing-mode="lr-tb"/>
    </style:style>
    <style:style style:name="Table3.C5" style:family="table-cell" style:data-style-name="N0">
      <style:table-cell-properties fo:padding="0.0382in" fo:border-left="0.0007in solid #000000" fo:border-right="none" fo:border-top="none" fo:border-bottom="0.0007in solid #000000" style:writing-mode="lr-tb"/>
    </style:style>
    <style:style style:name="Table4" style:family="table">
      <style:table-properties style:width="6.5in" fo:margin-left="0in" table:align="left"/>
    </style:style>
    <style:style style:name="Table4.A" style:family="table-column">
      <style:table-column-properties style:column-width="1.625in"/>
    </style:style>
    <style:style style:name="Table4.B" style:family="table-column">
      <style:table-column-properties style:column-width="0.4375in"/>
    </style:style>
    <style:style style:name="Table4.C" style:family="table-column">
      <style:table-column-properties style:column-width="0.5625in"/>
    </style:style>
    <style:style style:name="Table4.D" style:family="table-column">
      <style:table-column-properties style:column-width="3.875in"/>
    </style:style>
    <style:style style:name="Table4.A1" style:family="table-cell">
      <style:table-cell-properties fo:padding="0.0382in" fo:border="0.0007in solid #000000" style:writing-mode="lr-tb"/>
    </style:style>
    <style:style style:name="Table4.A2" style:family="table-cell">
      <style:table-cell-properties fo:padding="0.0382in" fo:border-left="0.0007in solid #000000" fo:border-right="0.0007in solid #000000" fo:border-top="none" fo:border-bottom="0.0007in solid #000000" style:writing-mode="lr-tb"/>
    </style:style>
    <style:style style:name="Table4.4" style:family="table-row">
      <style:table-row-properties style:min-row-height="0.2229in" style:use-optimal-row-height="false"/>
    </style:style>
    <style:style style:name="Table4.A4" style:family="table-cell">
      <style:table-cell-properties fo:padding="0.0382in" fo:border-left="0.0007in solid #000000" fo:border-right="none" fo:border-top="none" fo:border-bottom="0.0007in solid #000000" style:writing-mode="lr-tb"/>
    </style:style>
    <style:style style:name="Table4.C5" style:family="table-cell" style:data-style-name="N0">
      <style:table-cell-properties fo:padding="0.0382in" fo:border-left="0.0007in solid #000000" fo:border-right="none" fo:border-top="none" fo:border-bottom="0.0007in solid #000000" style:writing-mode="lr-tb"/>
    </style:style>
    <style:style style:name="Table8" style:family="table">
      <style:table-properties style:width="6.5in" fo:margin-left="0in" table:align="left"/>
    </style:style>
    <style:style style:name="Table8.A" style:family="table-column">
      <style:table-column-properties style:column-width="1.625in"/>
    </style:style>
    <style:style style:name="Table8.B" style:family="table-column">
      <style:table-column-properties style:column-width="0.4375in"/>
    </style:style>
    <style:style style:name="Table8.C" style:family="table-column">
      <style:table-column-properties style:column-width="0.5625in"/>
    </style:style>
    <style:style style:name="Table8.D" style:family="table-column">
      <style:table-column-properties style:column-width="3.875in"/>
    </style:style>
    <style:style style:name="Table8.A1" style:family="table-cell">
      <style:table-cell-properties fo:padding="0.0382in" fo:border="0.0007in solid #000000" style:writing-mode="lr-tb"/>
    </style:style>
    <style:style style:name="Table8.A2" style:family="table-cell">
      <style:table-cell-properties fo:padding="0.0382in" fo:border-left="0.0007in solid #000000" fo:border-right="0.0007in solid #000000" fo:border-top="none" fo:border-bottom="0.0007in solid #000000" style:writing-mode="lr-tb"/>
    </style:style>
    <style:style style:name="Table8.4" style:family="table-row">
      <style:table-row-properties style:min-row-height="0.2229in" style:use-optimal-row-height="false"/>
    </style:style>
    <style:style style:name="Table8.A4" style:family="table-cell">
      <style:table-cell-properties fo:padding="0.0382in" fo:border-left="0.0007in solid #000000" fo:border-right="none" fo:border-top="none" fo:border-bottom="0.0007in solid #000000" style:writing-mode="lr-tb"/>
    </style:style>
    <style:style style:name="Table8.C5" style:family="table-cell" style:data-style-name="N0">
      <style:table-cell-properties fo:padding="0.0382in" fo:border-left="0.0007in solid #000000" fo:border-right="none" fo:border-top="none" fo:border-bottom="0.0007in solid #000000" style:writing-mode="lr-tb"/>
    </style:style>
    <style:style style:name="Table9" style:family="table">
      <style:table-properties style:width="6.5in" fo:margin-left="0in" table:align="left"/>
    </style:style>
    <style:style style:name="Table9.A" style:family="table-column">
      <style:table-column-properties style:column-width="1.625in"/>
    </style:style>
    <style:style style:name="Table9.B" style:family="table-column">
      <style:table-column-properties style:column-width="0.4375in"/>
    </style:style>
    <style:style style:name="Table9.C" style:family="table-column">
      <style:table-column-properties style:column-width="0.5625in"/>
    </style:style>
    <style:style style:name="Table9.D" style:family="table-column">
      <style:table-column-properties style:column-width="3.875in"/>
    </style:style>
    <style:style style:name="Table9.A1" style:family="table-cell">
      <style:table-cell-properties fo:padding="0.0382in" fo:border="0.0007in solid #000000" style:writing-mode="lr-tb"/>
    </style:style>
    <style:style style:name="Table9.A2" style:family="table-cell">
      <style:table-cell-properties fo:padding="0.0382in" fo:border-left="0.0007in solid #000000" fo:border-right="0.0007in solid #000000" fo:border-top="none" fo:border-bottom="0.0007in solid #000000" style:writing-mode="lr-tb"/>
    </style:style>
    <style:style style:name="Table9.4" style:family="table-row">
      <style:table-row-properties style:min-row-height="0.2229in" style:use-optimal-row-height="false"/>
    </style:style>
    <style:style style:name="Table9.A4" style:family="table-cell">
      <style:table-cell-properties fo:padding="0.0382in" fo:border-left="0.0007in solid #000000" fo:border-right="none" fo:border-top="none" fo:border-bottom="0.0007in solid #000000" style:writing-mode="lr-tb"/>
    </style:style>
    <style:style style:name="Table9.C5" style:family="table-cell" style:data-style-name="N0">
      <style:table-cell-properties fo:padding="0.0382in" fo:border-left="0.0007in solid #000000" fo:border-right="none" fo:border-top="none" fo:border-bottom="0.0007in solid #000000" style:writing-mode="lr-tb"/>
    </style:style>
    <style:style style:name="Table10" style:family="table">
      <style:table-properties style:width="6.5in" fo:margin-left="0in" table:align="left"/>
    </style:style>
    <style:style style:name="Table10.A" style:family="table-column">
      <style:table-column-properties style:column-width="1.625in"/>
    </style:style>
    <style:style style:name="Table10.B" style:family="table-column">
      <style:table-column-properties style:column-width="0.4375in"/>
    </style:style>
    <style:style style:name="Table10.C" style:family="table-column">
      <style:table-column-properties style:column-width="0.5625in"/>
    </style:style>
    <style:style style:name="Table10.D" style:family="table-column">
      <style:table-column-properties style:column-width="3.875in"/>
    </style:style>
    <style:style style:name="Table10.A1" style:family="table-cell">
      <style:table-cell-properties fo:padding="0.0382in" fo:border="0.0007in solid #000000" style:writing-mode="lr-tb"/>
    </style:style>
    <style:style style:name="Table10.A2" style:family="table-cell">
      <style:table-cell-properties fo:padding="0.0382in" fo:border-left="0.0007in solid #000000" fo:border-right="0.0007in solid #000000" fo:border-top="none" fo:border-bottom="0.0007in solid #000000" style:writing-mode="lr-tb"/>
    </style:style>
    <style:style style:name="Table10.4" style:family="table-row">
      <style:table-row-properties style:min-row-height="0.2229in" style:use-optimal-row-height="false"/>
    </style:style>
    <style:style style:name="Table10.A4" style:family="table-cell">
      <style:table-cell-properties fo:padding="0.0382in" fo:border-left="0.0007in solid #000000" fo:border-right="none" fo:border-top="none" fo:border-bottom="0.0007in solid #000000" style:writing-mode="lr-tb"/>
    </style:style>
    <style:style style:name="Table10.C5"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Table_20_Contents">
      <style:text-properties style:font-name="Pericles" fo:font-size="10pt" fo:font-weight="bold" style:font-size-asian="10pt" style:font-weight-asian="bold" style:font-size-complex="12pt" style:font-weight-complex="bold"/>
    </style:style>
    <style:style style:name="P5" style:family="paragraph" style:parent-style-name="Table_20_Contents">
      <style:text-properties style:font-name="Pericles" fo:font-size="8pt" fo:font-weight="bold" style:font-size-asian="8pt" style:font-weight-asian="bold" style:font-size-complex="8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Standard">
      <style:paragraph-properties fo:margin-top="0in" fo:margin-bottom="0in" fo:line-height="100%"/>
    </style:style>
    <style:style style:name="P8" style:family="paragraph" style:parent-style-name="Standard" style:master-page-name="MP0">
      <style:paragraph-properties style:page-number="auto" fo:break-before="page"/>
      <style:text-properties style:font-name="Pericles" fo:font-size="12pt" fo:font-weight="bold" style:font-size-asian="12pt" style:font-weight-asian="bold" style:font-size-complex="12pt"/>
    </style:style>
    <style:style style:name="P9" style:family="paragraph" style:parent-style-name="Standard">
      <style:text-properties style:font-name="Pericles" fo:font-size="10pt" style:font-size-asian="10pt" style:font-size-complex="12pt"/>
    </style:style>
    <style:style style:name="P10" style:family="paragraph" style:parent-style-name="Standard">
      <style:text-properties style:font-name="Pericles" fo:font-size="10pt" fo:font-weight="bold" style:font-size-asian="10pt" style:font-weight-asian="bold" style:font-size-complex="12pt"/>
    </style:style>
    <style:style style:name="P11" style:family="paragraph" style:parent-style-name="Standard">
      <style:paragraph-properties fo:margin-top="0in" fo:margin-bottom="0in" fo:line-height="100%"/>
    </style:style>
    <style:style style:name="P12" style:family="paragraph" style:parent-style-name="Table_20_Contents">
      <style:text-properties style:font-name="Pericles" fo:font-size="10pt" fo:font-weight="bold" style:font-size-asian="10pt" style:font-weight-asian="bold" style:font-size-complex="12pt" style:font-weight-complex="bold"/>
    </style:style>
    <style:style style:name="P13" style:family="paragraph" style:parent-style-name="Table_20_Contents">
      <style:text-properties style:font-name="Pericles" fo:font-size="8pt" fo:font-weight="bold" style:font-size-asian="8pt" style:font-weight-asian="bold" style:font-size-complex="8pt" style:font-weight-complex="bold"/>
    </style:style>
    <style:style style:name="P14" style:family="paragraph" style:parent-style-name="Table_20_Contents">
      <style:text-properties style:font-name="Pericles" fo:font-size="8pt" style:font-size-asian="8pt" style:font-size-complex="8pt"/>
    </style:style>
    <style:style style:name="P15" style:family="paragraph" style:parent-style-name="List_20_Paragraph" style:list-style-name="WWNum5">
      <style:text-properties style:font-name="Pericles" fo:font-size="10pt" style:font-size-asian="10pt" style:font-size-complex="12pt"/>
    </style:style>
    <style:style style:name="P16"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17" style:family="paragraph" style:parent-style-name="List_20_Paragraph" style:list-style-name="WWNum29">
      <style:paragraph-properties fo:margin-top="0in" fo:margin-bottom="0in" fo:line-height="100%"/>
      <style:text-properties style:font-name="Pericles" fo:font-size="8pt" style:font-size-asian="8pt" style:font-name-complex="Book Antiqua"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style:font-size-asian="8pt" style:font-size-complex="8pt"/>
    </style:style>
    <style:style style:name="T3" style:family="text">
      <style:text-properties style:font-name="Pericles" fo:font-size="8pt" fo:font-weight="normal" style:font-size-asian="8pt" style:font-weight-asian="normal" style:font-size-complex="8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1">Generally, spirits on the battlefield cannot be affected by normal attacks. However, certain spells will cause the spirit to manifest a physical presence to battle for the caster. In this case, normal weapons will damage the spirit. If defeated, the spirit will disappear and be unavailable for a period of 1 week.</text:p>
      <text:p text:style-name="P3">Casting Spells</text:p>
      <text:p text:style-name="P1">Spirit calling works very similarly to original RB:</text:p>
      <text:list xml:id="list4093442529006559797" text:style-name="WWNum5">
        <text:list-item>
          <text:p text:style-name="P15">Casting requires a full combat round (or more), releasing the spell occurs on the next round and is a free action</text:p>
        </text:list-item>
        <text:list-item>
          <text:p text:style-name="P15">At the beginning of the casting, the spirit is called to the battlefield. This does nothing at first, but certain talents will cause effects to happen as spirits appear</text:p>
        </text:list-item>
        <text:list-item>
          <text:p text:style-name="P15">Spell casting can be disrupted by taking damage – any damage taken during an invocation gives a -3 penalty to the casting test. Alternately, the caster can drop the spell.</text:p>
        </text:list-item>
        <text:list-item>
          <text:p text:style-name="P15">Casting requires a skill test vs. the spell’s DL</text:p>
        </text:list-item>
        <text:list-item>
          <text:p text:style-name="P15">Failure or marginal success (&lt;3) reduces the caster’s skill level temporarily</text:p>
        </text:list-item>
      </text:list>
      <text:p text:style-name="P1">However, there are differences</text:p>
      <text:list xml:id="list42438338" text:continue-numbering="true" text:style-name="WWNum5">
        <text:list-item>
          <text:p text:style-name="P15">Cannot trade HP instead of skill level penalty</text:p>
          <text:list>
            <text:list-item>
              <text:p text:style-name="P15">Instead you can lose points of mana</text:p>
            </text:list-item>
          </text:list>
        </text:list-item>
        <text:list-item>
          <text:p text:style-name="P15">Certain spells can be empowered by mana to enhance the duration or effect</text:p>
        </text:list-item>
      </text:list>
      <text:p text:style-name="P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Air Sprite</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Location: </text:span></text:span><text:span text:style-name="Default_20_Paragraph_20_Font"><text:span text:style-name="T3">Air sprites are found at the top of high mountains, or in the midst of powerful thunderstorms</text:span></text:span></text:p>
          </table:table-cell>
          <table:covered-table-cell/>
          <table:covered-table-cell/>
          <table:covered-table-cell/>
        </table:table-row>
        <table:table-row>
          <table:table-cell table:style-name="Table5.A2" table:number-columns-spanned="4" office:value-type="string">
            <text:p text:style-name="P7"><text:span text:style-name="Default_20_Paragraph_20_Font"><text:span text:style-name="T1">Binding:</text:span></text:span><text:span text:style-name="Default_20_Paragraph_20_Font"><text:span text:style-name="T2"> Air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5.4">
          <table:table-cell table:style-name="Table5.A4" office:value-type="string">
            <text:p text:style-name="P5">Spell</text:p>
          </table:table-cell>
          <table:table-cell table:style-name="Table5.A4" office:value-type="string">
            <text:p text:style-name="P5">Time</text:p>
          </table:table-cell>
          <table:table-cell table:style-name="Table5.A4" office:value-type="string">
            <text:p text:style-name="P5">DL</text:p>
          </table:table-cell>
          <table:table-cell table:style-name="Table5.A2" office:value-type="string">
            <text:p text:style-name="P5">Effects</text:p>
          </table:table-cell>
        </table:table-row>
        <table:table-row>
          <table:table-cell table:style-name="Table5.A4" office:value-type="string">
            <text:p text:style-name="P6">Gentle Breeze</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2780028337457021045" text:style-name="WWNum29">
              <text:list-item>
                <text:p text:style-name="P16">Minor telekinesis (muscle 6) (mana: 1 muscle/mana) </text:p>
              </text:list-item>
            </text:list>
          </table:table-cell>
        </table:table-row>
        <table:table-row>
          <table:table-cell table:style-name="Table5.A4" office:value-type="string">
            <text:p text:style-name="P6">Sparks</text:p>
          </table:table-cell>
          <table:table-cell table:style-name="Table5.A4" office:value-type="string">
            <text:p text:style-name="P6">C</text:p>
          </table:table-cell>
          <table:table-cell table:style-name="Table5.C5" office:value-type="float" office:value="10">
            <text:p text:style-name="P6">10</text:p>
          </table:table-cell>
          <table:table-cell table:style-name="Table5.A2" office:value-type="string">
            <text:list xml:id="list42455704" text:continue-numbering="true" text:style-name="WWNum29">
              <text:list-item>
                <text:p text:style-name="P16">2d6 lightning bolt (mana: 2d6+2)</text:p>
              </text:list-item>
              <text:list-item>
                <text:p text:style-name="P16">Daze(3), Stun(1)</text:p>
              </text:list-item>
            </text:list>
          </table:table-cell>
        </table:table-row>
        <text:soft-page-break/>
        <table:table-row>
          <table:table-cell table:style-name="Table5.A4" office:value-type="string">
            <text:p text:style-name="P6">Storm Cell</text:p>
          </table:table-cell>
          <table:table-cell table:style-name="Table5.A4" office:value-type="string">
            <text:p text:style-name="P6">C</text:p>
          </table:table-cell>
          <table:table-cell table:style-name="Table5.C5" office:value-type="float" office:value="14">
            <text:p text:style-name="P6">14</text:p>
          </table:table-cell>
          <table:table-cell table:style-name="Table5.A2" office:value-type="string">
            <text:list xml:id="list42460292" text:continue-numbering="true" text:style-name="WWNum29">
              <text:list-item>
                <text:p text:style-name="P16">Create a zone of radius 2</text:p>
              </text:list-item>
              <text:list-item>
                <text:p text:style-name="P16">Anyone entering the zone other than the caster takes 2d6 lightning damage and daze(4)</text:p>
              </text:list-item>
            </text:list>
          </table:table-cell>
        </table:table-row>
        <table:table-row>
          <table:table-cell table:style-name="Table5.A4" office:value-type="string">
            <text:p text:style-name="P6">Wind Blast</text:p>
          </table:table-cell>
          <table:table-cell table:style-name="Table5.A4" office:value-type="string">
            <text:p text:style-name="P6">C</text:p>
          </table:table-cell>
          <table:table-cell table:style-name="Table5.C5" office:value-type="float" office:value="8">
            <text:p text:style-name="P6">8</text:p>
          </table:table-cell>
          <table:table-cell table:style-name="Table5.A2" office:value-type="string">
            <text:list xml:id="list42458018" text:continue-numbering="true" text:style-name="WWNum29">
              <text:list-item>
                <text:p text:style-name="P16">2d6 physical bolt</text:p>
              </text:list-item>
              <text:list-item>
                <text:p text:style-name="P16">Knockdown(4) (mana: +2 knockdown)</text:p>
              </text:list-item>
            </text:list>
          </table:table-cell>
        </table:table-row>
        <table:table-row>
          <table:table-cell table:style-name="Table5.A4" office:value-type="string">
            <text:p text:style-name="P6">Wind Shield</text:p>
          </table:table-cell>
          <table:table-cell table:style-name="Table5.A4" office:value-type="string">
            <text:p text:style-name="P6">C</text:p>
          </table:table-cell>
          <table:table-cell table:style-name="Table5.C5" office:value-type="float" office:value="13">
            <text:p text:style-name="P6">13</text:p>
          </table:table-cell>
          <table:table-cell table:style-name="Table5.A2" office:value-type="string">
            <text:list xml:id="list42459155" text:continue-numbering="true" text:style-name="WWNum29">
              <text:list-item>
                <text:p text:style-name="P16">Create a zone with radius 2 (mana: 1 radius/mana)</text:p>
              </text:list-item>
              <text:list-item>
                <text:p text:style-name="P16">Missile fire through the zone is -4 to-hit</text:p>
              </text:list-item>
            </text:list>
          </table:table-cell>
        </table:table-row>
      </table:table>
      <text:p text:style-name="P1"/>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4">Crow Spirit</text:p>
          </table:table-cell>
          <table:covered-table-cell/>
          <table:covered-table-cell/>
          <table:covered-table-cell/>
        </table:table-row>
        <table:table-row>
          <table:table-cell table:style-name="Table8.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8.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8.4">
          <table:table-cell table:style-name="Table8.A4" office:value-type="string">
            <text:p text:style-name="P5">Spell</text:p>
          </table:table-cell>
          <table:table-cell table:style-name="Table8.A4" office:value-type="string">
            <text:p text:style-name="P5">Time</text:p>
          </table:table-cell>
          <table:table-cell table:style-name="Table8.A4" office:value-type="string">
            <text:p text:style-name="P5">DL</text:p>
          </table:table-cell>
          <table:table-cell table:style-name="Table8.A2" office:value-type="string">
            <text:p text:style-name="P5">Effects</text:p>
          </table:table-cell>
        </table:table-row>
        <table:table-row>
          <table:table-cell table:style-name="Table8.A4" office:value-type="string">
            <text:p text:style-name="P6">Carrion Tongue</text:p>
          </table:table-cell>
          <table:table-cell table:style-name="Table8.A4" office:value-type="string">
            <text:p text:style-name="P6">L</text:p>
          </table:table-cell>
          <table:table-cell table:style-name="Table8.C5" office:value-type="float" office:value="8">
            <text:p text:style-name="P6">8</text:p>
          </table:table-cell>
          <table:table-cell table:style-name="Table8.A2" office:value-type="string">
            <text:list xml:id="list42435597" text:continue-numbering="true" text:style-name="WWNum29">
              <text:list-item>
                <text:p text:style-name="P16">Caster gains a taste for carrion</text:p>
              </text:list-item>
              <text:list-item>
                <text:p text:style-name="P16">Can eat corpses in any state of decay without revulsion or illness</text:p>
              </text:list-item>
            </text:list>
          </table:table-cell>
        </table:table-row>
        <table:table-row>
          <table:table-cell table:style-name="Table8.A4" office:value-type="string">
            <text:p text:style-name="P6">Dark Cloak</text:p>
          </table:table-cell>
          <table:table-cell table:style-name="Table8.A4" office:value-type="string">
            <text:p text:style-name="P6">C</text:p>
          </table:table-cell>
          <table:table-cell table:style-name="Table8.C5" office:value-type="float" office:value="8">
            <text:p text:style-name="P6">8</text:p>
          </table:table-cell>
          <table:table-cell table:style-name="Table8.A2" office:value-type="string">
            <text:list xml:id="list42465326" text:continue-numbering="true" text:style-name="WWNum29">
              <text:list-item>
                <text:p text:style-name="P16">+2 stealth, or 12</text:p>
              </text:list-item>
              <text:list-item>
                <text:p text:style-name="P16">+1 defense</text:p>
              </text:list-item>
              <text:list-item>
                <text:p text:style-name="P16">10 rounds (10 minutes)</text:p>
              </text:list-item>
            </text:list>
          </table:table-cell>
        </table:table-row>
        <table:table-row>
          <table:table-cell table:style-name="Table8.A4" office:value-type="string">
            <text:p text:style-name="P6">Messenger</text:p>
          </table:table-cell>
          <table:table-cell table:style-name="Table8.A4" office:value-type="string">
            <text:p text:style-name="P6">S</text:p>
          </table:table-cell>
          <table:table-cell table:style-name="Table8.C5" office:value-type="float" office:value="10">
            <text:p text:style-name="P6">10</text:p>
          </table:table-cell>
          <table:table-cell table:style-name="Table8.A2" office:value-type="string">
            <text:list xml:id="list42459099" text:continue-numbering="true" text:style-name="WWNum29">
              <text:list-item>
                <text:p text:style-name="P16">Send a message 24 words or less to someone within 15km</text:p>
              </text:list-item>
            </text:list>
          </table:table-cell>
        </table:table-row>
        <table:table-row>
          <table:table-cell table:style-name="Table8.A4" office:value-type="string">
            <text:p text:style-name="P6">Peck</text:p>
          </table:table-cell>
          <table:table-cell table:style-name="Table8.A4" office:value-type="string">
            <text:p text:style-name="P6">C</text:p>
          </table:table-cell>
          <table:table-cell table:style-name="Table8.C5" office:value-type="float" office:value="10">
            <text:p text:style-name="P6">10</text:p>
          </table:table-cell>
          <table:table-cell table:style-name="Table8.A2" office:value-type="string">
            <text:list xml:id="list42463256" text:continue-numbering="true" text:style-name="WWNum29">
              <text:list-item>
                <text:p text:style-name="P16">A crow appears and pecks at the target for 3 rounds</text:p>
              </text:list-item>
              <text:list-item>
                <text:p text:style-name="P16">Crow automatically hits and does 1d4 damage (1d4+1) each round</text:p>
              </text:list-item>
              <text:list-item>
                <text:p text:style-name="P16">Hitting the bird (defense 14) ends the spell</text:p>
              </text:list-item>
            </text:list>
          </table:table-cell>
        </table:table-row>
        <table:table-row>
          <table:table-cell table:style-name="Table8.A4" office:value-type="string">
            <text:p text:style-name="P6">Perch</text:p>
          </table:table-cell>
          <table:table-cell table:style-name="Table8.A4" office:value-type="string">
            <text:p text:style-name="P6">C</text:p>
          </table:table-cell>
          <table:table-cell table:style-name="Table8.C5" office:value-type="float" office:value="8">
            <text:p text:style-name="P6">8</text:p>
          </table:table-cell>
          <table:table-cell table:style-name="Table8.A2" office:value-type="string">
            <text:list xml:id="list42463042" text:continue-numbering="true" text:style-name="WWNum29">
              <text:list-item>
                <text:p text:style-name="P16">You can perch on any narrow ledge, post, or fence without fail</text:p>
              </text:list-item>
              <text:list-item>
                <text:p text:style-name="P16">+1 athletics, +1 climb</text:p>
              </text:list-item>
              <text:list-item>
                <text:p text:style-name="P16">Can cast or fight on perch and can be knocked off only by an effect that pushes/knocks the caster down or out of his hex</text:p>
              </text:list-item>
            </text:list>
          </table:table-cell>
        </table:table-row>
        <table:table-row>
          <table:table-cell table:style-name="Table8.A4" office:value-type="string">
            <text:p text:style-name="P6">Taste of Carrion</text:p>
          </table:table-cell>
          <table:table-cell table:style-name="Table8.A4" office:value-type="string">
            <text:p text:style-name="P6">L</text:p>
          </table:table-cell>
          <table:table-cell table:style-name="Table8.C5" office:value-type="float" office:value="8">
            <text:p text:style-name="P6">8</text:p>
          </table:table-cell>
          <table:table-cell table:style-name="Table8.A2" office:value-type="string">
            <text:list xml:id="list42438933" text:continue-numbering="true" text:style-name="WWNum29">
              <text:list-item>
                <text:p text:style-name="P16">Ruins a crate or barrel of food</text:p>
              </text:list-item>
              <text:list-item>
                <text:p text:style-name="P16">Still edible, but toughness or power 24 to eat it without throwing up</text:p>
              </text:list-item>
            </text:list>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Earth Sprite</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Location: </text:span></text:span><text:span text:style-name="Default_20_Paragraph_20_Font"><text:span text:style-name="T2">Earth sprites are found in deep, dark caves.</text:span></text:span></text:p>
          </table:table-cell>
          <table:covered-table-cell/>
          <table:covered-table-cell/>
          <table:covered-table-cell/>
        </table:table-row>
        <table:table-row>
          <table:table-cell table:style-name="Table1.A2" table:number-columns-spanned="4" office:value-type="string">
            <text:p text:style-name="P7"><text:span text:style-name="Default_20_Paragraph_20_Font"><text:span text:style-name="T1">Binding:</text:span></text:span><text:span text:style-name="Default_20_Paragraph_20_Font"><text:span text:style-name="T2"> Earth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1.4">
          <table:table-cell table:style-name="Table1.A4" office:value-type="string">
            <text:p text:style-name="P5">Spell</text:p>
          </table:table-cell>
          <table:table-cell table:style-name="Table1.A4" office:value-type="string">
            <text:p text:style-name="P5">Time</text:p>
          </table:table-cell>
          <table:table-cell table:style-name="Table1.A4" office:value-type="string">
            <text:p text:style-name="P5">DL</text:p>
          </table:table-cell>
          <table:table-cell table:style-name="Table1.A2" office:value-type="string">
            <text:p text:style-name="P5">Effects</text:p>
          </table:table-cell>
        </table:table-row>
        <table:table-row>
          <table:table-cell table:style-name="Table1.A4" office:value-type="string">
            <text:p text:style-name="P6">Earth Shake</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2467540" text:continue-numbering="true" text:style-name="WWNum29">
              <text:list-item>
                <text:p text:style-name="P16">All characters in 2 hex radius must save MUS or SKL DL 12 or be knocked prone</text:p>
              </text:list-item>
              <text:list-item>
                <text:p text:style-name="P16">2 hex radius around caster becomes rough ground (mana: +1 hex radius/mana)</text:p>
              </text:list-item>
            </text:list>
          </table:table-cell>
        </table:table-row>
        <table:table-row>
          <table:table-cell table:style-name="Table1.A4" office:value-type="string">
            <text:p text:style-name="P6">Hurl Stone</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2457188" text:continue-numbering="true" text:style-name="WWNum29">
              <text:list-item>
                <text:p text:style-name="P16">2d6 stone bolt (mana: 2d6+2)</text:p>
              </text:list-item>
              <text:list-item>
                <text:p text:style-name="P16">Slow(1) for 3 rounds</text:p>
              </text:list-item>
            </text:list>
          </table:table-cell>
        </table:table-row>
        <text:soft-page-break/>
        <table:table-row>
          <table:table-cell table:style-name="Table1.A4" office:value-type="string">
            <text:p text:style-name="P6">Stone Blood</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2445315" text:continue-numbering="true" text:style-name="WWNum29">
              <text:list-item>
                <text:p text:style-name="P16">+2 toughness</text:p>
              </text:list-item>
              <text:list-item>
                <text:p text:style-name="P16">Lasts 1 hour (mana: 1 day)</text:p>
              </text:list-item>
            </text:list>
          </table:table-cell>
        </table:table-row>
        <table:table-row>
          <table:table-cell table:style-name="Table1.A4" office:value-type="string">
            <text:p text:style-name="P6">Stone Hand</text:p>
          </table:table-cell>
          <table:table-cell table:style-name="Table1.A4" office:value-type="string">
            <text:p text:style-name="P6">C</text:p>
          </table:table-cell>
          <table:table-cell table:style-name="Table1.C5" office:value-type="float" office:value="8">
            <text:p text:style-name="P6">8</text:p>
          </table:table-cell>
          <table:table-cell table:style-name="Table1.A2" office:value-type="string">
            <text:list xml:id="list42436143" text:continue-numbering="true" text:style-name="WWNum29">
              <text:list-item>
                <text:p text:style-name="P16">Your hand becomes stone</text:p>
              </text:list-item>
              <text:list-item>
                <text:p text:style-name="P16">Your unarmed leverage die is 1d6 or you get +1 damage</text:p>
              </text:list-item>
              <text:list-item>
                <text:p text:style-name="P16">You can unarmed parry with your stone hand</text:p>
              </text:list-item>
              <text:list-item>
                <text:p text:style-name="P16">Lasts 6 rounds (mana: combat)</text:p>
              </text:list-item>
            </text:list>
          </table:table-cell>
        </table:table-row>
        <table:table-row>
          <table:table-cell table:style-name="Table1.A4" office:value-type="string">
            <text:p text:style-name="P6">Stone Skin</text:p>
          </table:table-cell>
          <table:table-cell table:style-name="Table1.A4" office:value-type="string">
            <text:p text:style-name="P6">C</text:p>
          </table:table-cell>
          <table:table-cell table:style-name="Table1.C5" office:value-type="float" office:value="10">
            <text:p text:style-name="P6">10</text:p>
          </table:table-cell>
          <table:table-cell table:style-name="Table1.A2" office:value-type="string">
            <text:list xml:id="list42447045" text:continue-numbering="true" text:style-name="WWNum29">
              <text:list-item>
                <text:p text:style-name="P16">Target gains +1 AV or 2 AV whichever is better</text:p>
              </text:list-item>
              <text:list-item>
                <text:p text:style-name="P16">Target is -1 move and -1 defense</text:p>
              </text:list-item>
              <text:list-item>
                <text:p text:style-name="P16">Lasts 6 rounds (mana: combat)</text:p>
              </text:list-item>
            </text:list>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4">Fire Sprite</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Location: </text:span></text:span><text:span text:style-name="Default_20_Paragraph_20_Font"><text:span text:style-name="T2">Fire sprites are often found around large fires – the larger and more out of control the better. A large bonfire might be enough to draw a </text:span></text:span><text:span text:style-name="Default_20_Paragraph_20_Font"><text:span text:style-name="T2">few sprites out, but a pyre, conflagration or forest fire is even better.</text:span></text:span></text:p>
          </table:table-cell>
          <table:covered-table-cell/>
          <table:covered-table-cell/>
          <table:covered-table-cell/>
        </table:table-row>
        <table:table-row>
          <table:table-cell table:style-name="Table2.A2" table:number-columns-spanned="4" office:value-type="string">
            <text:p text:style-name="P7"><text:span text:style-name="Default_20_Paragraph_20_Font"><text:span text:style-name="T1">Binding:</text:span></text:span><text:span text:style-name="Default_20_Paragraph_20_Font"><text:span text:style-name="T2"> Fire sprites are not difficult to bind. They must be bested in combat, then grasped and held by the spirit caller and a binding check must be made DL 10.</text:span></text:span></text:p>
          </table:table-cell>
          <table:covered-table-cell/>
          <table:covered-table-cell/>
          <table:covered-table-cell/>
        </table:table-row>
        <table:table-row table:style-name="Table2.4">
          <table:table-cell table:style-name="Table2.A4" office:value-type="string">
            <text:p text:style-name="P5">Spell</text:p>
          </table:table-cell>
          <table:table-cell table:style-name="Table2.A4" office:value-type="string">
            <text:p text:style-name="P5">Time</text:p>
          </table:table-cell>
          <table:table-cell table:style-name="Table2.A4" office:value-type="string">
            <text:p text:style-name="P5">DL</text:p>
          </table:table-cell>
          <table:table-cell table:style-name="Table2.A2" office:value-type="string">
            <text:p text:style-name="P5">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2442016" text:continue-numbering="true" text:style-name="WWNum29">
              <text:list-item>
                <text:p text:style-name="P16">2d6 fire bolt (mana: 2d6+2)</text:p>
              </text:list-item>
              <text:list-item>
                <text:p text:style-name="P16">Ignite(3) (mana: Ignite(4))</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2456936" text:continue-numbering="true" text:style-name="WWNum29">
              <text:list-item>
                <text:p text:style-name="P16">+2 Reflex</text:p>
              </text:list-item>
              <text:list-item>
                <text:p text:style-name="P16">Lasts 1 hour (mana: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C5" office:value-type="float" office:value="10">
            <text:p text:style-name="P6">10</text:p>
          </table:table-cell>
          <table:table-cell table:style-name="Table2.A2" office:value-type="string">
            <text:list xml:id="list42442613" text:continue-numbering="true" text:style-name="WWNum29">
              <text:list-item>
                <text:p text:style-name="P16">+2 Dodge</text:p>
              </text:list-item>
              <text:list-item>
                <text:p text:style-name="P16">Any attacker that hits with melee gets ignite(3)</text:p>
              </text:list-item>
              <text:list-item>
                <text:p text:style-name="P16">Lasts 6 rounds (mana: 1 day)</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C5" office:value-type="float" office:value="8">
            <text:p text:style-name="P6">8</text:p>
          </table:table-cell>
          <table:table-cell table:style-name="Table2.A2" office:value-type="string">
            <text:list xml:id="list42451915" text:continue-numbering="true" text:style-name="WWNum29">
              <text:list-item>
                <text:p text:style-name="P16">Hand bursts into flame</text:p>
              </text:list-item>
              <text:list-item>
                <text:p text:style-name="P16">Ignites flammable objects</text:p>
              </text:list-item>
              <text:list-item>
                <text:p text:style-name="P16">2d6 fire touch (mana: 2d6+2)</text:p>
              </text:list-item>
              <text:list-item>
                <text:p text:style-name="P16">Ignite(3) (mana: Ignite(4))</text:p>
              </text:list-item>
              <text:list-item>
                <text:p text:style-name="P16">Lasts 6 combat rounds (mana: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C5" office:value-type="float" office:value="8">
            <text:p text:style-name="P6">8</text:p>
          </table:table-cell>
          <table:table-cell table:style-name="Table2.A2" office:value-type="string">
            <text:list xml:id="list42466757" text:continue-numbering="true" text:style-name="WWNum29">
              <text:list-item>
                <text:p text:style-name="P16">Cold, smokeless light</text:p>
              </text:list-item>
              <text:list-item>
                <text:p text:style-name="P16">As dim as a candle, or as bright as a small campfire (about 5 hex radius)</text:p>
              </text:list-item>
              <text:list-item>
                <text:p text:style-name="P16">Lasts 1 hour (mana: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C5" office:value-type="float" office:value="8">
            <text:p text:style-name="P6">8</text:p>
          </table:table-cell>
          <table:table-cell table:style-name="Table2.A2" office:value-type="string">
            <text:list xml:id="list42452376" text:continue-numbering="true" text:style-name="WWNum29">
              <text:list-item>
                <text:p text:style-name="P16">Resist Cold</text:p>
              </text:list-item>
              <text:list-item>
                <text:p text:style-name="P16">Immune to normal cold</text:p>
              </text:list-item>
              <text:list-item>
                <text:p text:style-name="P16">Up to 4 allies (mana: 8 allies)</text:p>
              </text:list-item>
              <text:list-item>
                <text:p text:style-name="P16">Lasts 1 hour (mana: 1 day)</text:p>
              </text:list-item>
            </text:list>
          </table:table-cell>
        </table:table-row>
      </table:table>
      <text:p text:style-name="P2"/>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4">Portal Imp</text:p>
          </table:table-cell>
          <table:covered-table-cell/>
          <table:covered-table-cell/>
          <table:covered-table-cell/>
        </table:table-row>
        <table:table-row>
          <table:table-cell table:style-name="Table9.A2" table:number-columns-spanned="4" office:value-type="string">
            <text:p text:style-name="P7"><text:span text:style-name="Default_20_Paragraph_20_Font"><text:span text:style-name="T1">Location: </text:span></text:span><text:span text:style-name="Default_20_Paragraph_20_Font"><text:span text:style-name="T3">Portal imps are spirits that guard doors that should never be opened</text:span></text:span></text:p>
          </table:table-cell>
          <table:covered-table-cell/>
          <table:covered-table-cell/>
          <table:covered-table-cell/>
        </table:table-row>
        <table:table-row>
          <table:table-cell table:style-name="Table9.A2" table:number-columns-spanned="4" office:value-type="string">
            <text:p text:style-name="P7"><text:span text:style-name="Default_20_Paragraph_20_Font"><text:span text:style-name="T1">Binding:</text:span></text:span><text:span text:style-name="Default_20_Paragraph_20_Font"><text:span text:style-name="T2"> Portal imps can be bargained with, or thwarted by opening their door</text:span></text:span></text:p>
          </table:table-cell>
          <table:covered-table-cell/>
          <table:covered-table-cell/>
          <table:covered-table-cell/>
        </table:table-row>
        <table:table-row table:style-name="Table9.4">
          <table:table-cell table:style-name="Table9.A4" office:value-type="string">
            <text:p text:style-name="P5">Spell</text:p>
          </table:table-cell>
          <table:table-cell table:style-name="Table9.A4" office:value-type="string">
            <text:p text:style-name="P5">Time</text:p>
          </table:table-cell>
          <table:table-cell table:style-name="Table9.A4" office:value-type="string">
            <text:p text:style-name="P5">DL</text:p>
          </table:table-cell>
          <table:table-cell table:style-name="Table9.A2" office:value-type="string">
            <text:p text:style-name="P5">Effects</text:p>
          </table:table-cell>
        </table:table-row>
        <table:table-row>
          <table:table-cell table:style-name="Table9.A4" office:value-type="string">
            <text:p text:style-name="P6">Door Sense</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2437843" text:continue-numbering="true" text:style-name="WWNum29">
              <text:list-item>
                <text:p text:style-name="P16">+2 to search checks to find secret passages and doors</text:p>
              </text:list-item>
              <text:list-item>
                <text:p text:style-name="P16">10 minutes (1 hour)</text:p>
              </text:list-item>
            </text:list>
          </table:table-cell>
        </table:table-row>
        <table:table-row>
          <table:table-cell table:style-name="Table9.A4" office:value-type="string">
            <text:p text:style-name="P6">Floating Portals</text:p>
          </table:table-cell>
          <table:table-cell table:style-name="Table9.A4" office:value-type="string">
            <text:p text:style-name="P6">C</text:p>
          </table:table-cell>
          <table:table-cell table:style-name="Table9.C5" office:value-type="float" office:value="8">
            <text:p text:style-name="P6">8<text:soft-page-break/></text:p>
          </table:table-cell>
          <table:table-cell table:style-name="Table9.A2" office:value-type="string">
            <text:list xml:id="list42441532" text:continue-numbering="true" text:style-name="WWNum29">
              <text:list-item>
                <text:p text:style-name="P16">Small portals fly around you, protecting you from <text:soft-page-break/>attacks</text:p>
              </text:list-item>
              <text:list-item>
                <text:p text:style-name="P16">Any attack that hits has 3/12 chance of hitting a portal instead and being harmlessly deflected into the world beyond (+1/mana)</text:p>
              </text:list-item>
              <text:list-item>
                <text:p text:style-name="P16">6 rounds (all combat)</text:p>
              </text:list-item>
            </text:list>
          </table:table-cell>
        </table:table-row>
        <table:table-row>
          <table:table-cell table:style-name="Table9.A4" office:value-type="string">
            <text:p text:style-name="P6">Keyhole</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2451749" text:continue-numbering="true" text:style-name="WWNum29">
              <text:list-item>
                <text:p text:style-name="P16">You have the ability to see through a closed door into the space beyond</text:p>
              </text:list-item>
              <text:list-item>
                <text:p text:style-name="P16">Expenditure(1)</text:p>
              </text:list-item>
            </text:list>
          </table:table-cell>
        </table:table-row>
        <table:table-row>
          <table:table-cell table:style-name="Table9.A4" office:value-type="string">
            <text:p text:style-name="P6">Lock</text:p>
          </table:table-cell>
          <table:table-cell table:style-name="Table9.A4" office:value-type="string">
            <text:p text:style-name="P6">VS</text:p>
          </table:table-cell>
          <table:table-cell table:style-name="Table9.C5" office:value-type="float" office:value="10">
            <text:p text:style-name="P6">10</text:p>
          </table:table-cell>
          <table:table-cell table:style-name="Table9.A2" office:value-type="string">
            <text:list xml:id="list42439596" text:continue-numbering="true" text:style-name="WWNum29">
              <text:list-item>
                <text:p text:style-name="P16">If a door has a lock, +2 DL to open it</text:p>
              </text:list-item>
              <text:list-item>
                <text:p text:style-name="P16">If a door has no lock, it is locked with a 14 DL to open it</text:p>
              </text:list-item>
              <text:list-item>
                <text:p text:style-name="P16">Expenditure(1)</text:p>
              </text:list-item>
            </text:list>
          </table:table-cell>
        </table:table-row>
        <table:table-row>
          <table:table-cell table:style-name="Table9.A4" office:value-type="string">
            <text:p text:style-name="P6">Minor Servant</text:p>
          </table:table-cell>
          <table:table-cell table:style-name="Table9.A4" office:value-type="string">
            <text:p text:style-name="P6">S</text:p>
          </table:table-cell>
          <table:table-cell table:style-name="Table9.C5" office:value-type="float" office:value="10">
            <text:p text:style-name="P6">10</text:p>
          </table:table-cell>
          <table:table-cell table:style-name="Table9.A2" office:value-type="string">
            <text:list xml:id="list42452032" text:continue-numbering="true" text:style-name="WWNum29">
              <text:list-item>
                <text:p text:style-name="P16">Summon a minor servant to do your bidding</text:p>
              </text:list-item>
              <text:list-item>
                <text:p text:style-name="P16">Can do minor lair and carry 50kg</text:p>
              </text:list-item>
              <text:list-item>
                <text:p text:style-name="P16">No fighting or hazardous duty</text:p>
              </text:list-item>
              <text:list-item>
                <text:p text:style-name="P16">1 day</text:p>
              </text:list-item>
            </text:list>
          </table:table-cell>
        </table:table-row>
        <table:table-row>
          <table:table-cell table:style-name="Table9.A4" office:value-type="string">
            <text:p text:style-name="P6">Portal Shield</text:p>
          </table:table-cell>
          <table:table-cell table:style-name="Table9.A4" office:value-type="string">
            <text:p text:style-name="P6">C</text:p>
          </table:table-cell>
          <table:table-cell table:style-name="Table9.C5" office:value-type="float" office:value="10">
            <text:p text:style-name="P6">10</text:p>
          </table:table-cell>
          <table:table-cell table:style-name="Table9.A2" office:value-type="string">
            <text:list xml:id="list42441529" text:continue-numbering="true" text:style-name="WWNum29">
              <text:list-item>
                <text:p text:style-name="P16">Shield defense +1</text:p>
              </text:list-item>
              <text:list-item>
                <text:p text:style-name="P16">Free block(1)</text:p>
              </text:list-item>
            </text:list>
          </table:table-cell>
        </table:table-row>
      </table:table>
      <text:p text:style-name="P2"/>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4">Secret Keeper</text:p>
          </table:table-cell>
          <table:covered-table-cell/>
          <table:covered-table-cell/>
          <table:covered-table-cell/>
        </table:table-row>
        <table:table-row>
          <table:table-cell table:style-name="Table10.A2" table:number-columns-spanned="4" office:value-type="string">
            <text:p text:style-name="P7"><text:span text:style-name="Default_20_Paragraph_20_Font"><text:span text:style-name="T1">Location: </text:span></text:span><text:span text:style-name="Default_20_Paragraph_20_Font"><text:span text:style-name="T3">Sometimes, a creature who dies holding a terrible secret will remain trapped in this world</text:span></text:span></text:p>
          </table:table-cell>
          <table:covered-table-cell/>
          <table:covered-table-cell/>
          <table:covered-table-cell/>
        </table:table-row>
        <table:table-row>
          <table:table-cell table:style-name="Table10.A2" table:number-columns-spanned="4" office:value-type="string">
            <text:p text:style-name="P7"><text:span text:style-name="Default_20_Paragraph_20_Font"><text:span text:style-name="T1">Binding:</text:span></text:span><text:span text:style-name="Default_20_Paragraph_20_Font"><text:span text:style-name="T2"> You must convince the spirit you know its secret, or trade a terrible secret of your own</text:span></text:span></text:p>
          </table:table-cell>
          <table:covered-table-cell/>
          <table:covered-table-cell/>
          <table:covered-table-cell/>
        </table:table-row>
        <table:table-row table:style-name="Table10.4">
          <table:table-cell table:style-name="Table10.A4" office:value-type="string">
            <text:p text:style-name="P5">Spell</text:p>
          </table:table-cell>
          <table:table-cell table:style-name="Table10.A4" office:value-type="string">
            <text:p text:style-name="P5">Time</text:p>
          </table:table-cell>
          <table:table-cell table:style-name="Table10.A4" office:value-type="string">
            <text:p text:style-name="P5">DL</text:p>
          </table:table-cell>
          <table:table-cell table:style-name="Table10.A2" office:value-type="string">
            <text:p text:style-name="P5">Effects</text:p>
          </table:table-cell>
        </table:table-row>
        <table:table-row>
          <table:table-cell table:style-name="Table10.A4" office:value-type="string">
            <text:p text:style-name="P6">Eavesdrop</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2446508" text:continue-numbering="true" text:style-name="WWNum29">
              <text:list-item>
                <text:p text:style-name="P17">You can listen to a conversation up to 20 hexes away regardless of how quietly the participants are talking</text:p>
              </text:list-item>
              <text:list-item>
                <text:p text:style-name="P17">Only magical means can hide the contents of the conversation from you</text:p>
              </text:list-item>
              <text:list-item>
                <text:p text:style-name="P17">5 minutes (30 minutes)</text:p>
              </text:list-item>
            </text:list>
          </table:table-cell>
        </table:table-row>
        <table:table-row>
          <table:table-cell table:style-name="Table10.A4" office:value-type="string">
            <text:p text:style-name="P6">Far Whisper</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2464242" text:continue-numbering="true" text:style-name="WWNum29">
              <text:list-item>
                <text:p text:style-name="P17">You whisper a message that travels on the wind to a target up to 100 hexes away</text:p>
              </text:list-item>
              <text:list-item>
                <text:p text:style-name="P17">The target hears the message as though you whispered it directly into his ear and he will know from who the whisper came, but not necessarily where unless you wish him to know</text:p>
              </text:list-item>
              <text:list-item>
                <text:p text:style-name="P17">If the target does not want to hear the message, he may block it out with a successful power save (DL 10)</text:p>
              </text:list-item>
            </text:list>
          </table:table-cell>
        </table:table-row>
        <table:table-row>
          <table:table-cell table:style-name="Table10.A4" office:value-type="string">
            <text:p text:style-name="P6">Lurker</text:p>
          </table:table-cell>
          <table:table-cell table:style-name="Table10.A4" office:value-type="string">
            <text:p text:style-name="P6">VS</text:p>
          </table:table-cell>
          <table:table-cell table:style-name="Table10.C5" office:value-type="float" office:value="8">
            <text:p text:style-name="P6">8</text:p>
          </table:table-cell>
          <table:table-cell table:style-name="Table10.A2" office:value-type="string">
            <text:list xml:id="list42437422" text:continue-numbering="true" text:style-name="WWNum29">
              <text:list-item>
                <text:p text:style-name="P17">+2 stealth, or 12</text:p>
              </text:list-item>
              <text:list-item>
                <text:p text:style-name="P17">10 minutes (1 hour)</text:p>
              </text:list-item>
            </text:list>
          </table:table-cell>
        </table:table-row>
        <table:table-row>
          <table:table-cell table:style-name="Table10.A4" office:value-type="string">
            <text:p text:style-name="P6">Preserve Secrets</text:p>
          </table:table-cell>
          <table:table-cell table:style-name="Table10.A4" office:value-type="string">
            <text:p text:style-name="P6">C</text:p>
          </table:table-cell>
          <table:table-cell table:style-name="Table10.C5" office:value-type="float" office:value="10">
            <text:p text:style-name="P6">10</text:p>
          </table:table-cell>
          <table:table-cell table:style-name="Table10.A2" office:value-type="string">
            <text:list xml:id="list42442369" text:continue-numbering="true" text:style-name="WWNum29">
              <text:list-item>
                <text:p text:style-name="P17">Stabilize someone who is dying due to having zero hits</text:p>
              </text:list-item>
              <text:list-item>
                <text:p text:style-name="P17">Remove any status that causes someone to lose hit points/round</text:p>
              </text:list-item>
            </text:list>
          </table:table-cell>
        </table:table-row>
        <table:table-row>
          <table:table-cell table:style-name="Table10.A4" office:value-type="string">
            <text:p text:style-name="P6">Strike Deaf</text:p>
          </table:table-cell>
          <table:table-cell table:style-name="Table10.A4" office:value-type="string">
            <text:p text:style-name="P6">C</text:p>
          </table:table-cell>
          <table:table-cell table:style-name="Table10.C5" office:value-type="float" office:value="10">
            <text:p text:style-name="P6">10</text:p>
          </table:table-cell>
          <table:table-cell table:style-name="Table10.A2" office:value-type="string">
            <text:list xml:id="list42462949" text:continue-numbering="true" text:style-name="WWNum29">
              <text:list-item>
                <text:p text:style-name="P17">You strike your target deaf unless he saves power 12</text:p>
              </text:list-item>
              <text:list-item>
                <text:p text:style-name="P17">Your target gets a -1 to cast spells unless he can silent cast</text:p>
              </text:list-item>
              <text:list-item>
                <text:p text:style-name="P17">10 rounds (10 minutes)</text:p>
              </text:list-item>
            </text:list>
          </table:table-cell>
        </table:table-row>
      </table:table>
      <text:p text:style-name="P2"/>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4">Snake Spirit</text:p>
          </table:table-cell>
          <table:covered-table-cell/>
          <table:covered-table-cell/>
          <table:covered-table-cell/>
        </table:table-row>
        <table:table-row>
          <table:table-cell table:style-name="Table6.A2" table:number-columns-spanned="4" office:value-type="string">
            <text:p text:style-name="P7"><text:span text:style-name="Default_20_Paragraph_20_Font"><text:span text:style-name="T1">Location: </text:span></text:span></text:p>
          </table:table-cell>
          <table:covered-table-cell/>
          <table:covered-table-cell/>
          <table:covered-table-cell/>
        </table:table-row>
        <text:soft-page-break/>
        <table:table-row>
          <table:table-cell table:style-name="Table6.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6.4">
          <table:table-cell table:style-name="Table6.A4" office:value-type="string">
            <text:p text:style-name="P5">Spell</text:p>
          </table:table-cell>
          <table:table-cell table:style-name="Table6.A4" office:value-type="string">
            <text:p text:style-name="P5">Time</text:p>
          </table:table-cell>
          <table:table-cell table:style-name="Table6.A4" office:value-type="string">
            <text:p text:style-name="P5">DL</text:p>
          </table:table-cell>
          <table:table-cell table:style-name="Table6.A2" office:value-type="string">
            <text:p text:style-name="P5">Effects</text:p>
          </table:table-cell>
        </table:table-row>
        <table:table-row>
          <table:table-cell table:style-name="Table6.A4" office:value-type="string">
            <text:p text:style-name="P6">Envenom</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2458708" text:continue-numbering="true" text:style-name="WWNum29">
              <text:list-item>
                <text:p text:style-name="P16">Your weapon becomes coated in the venom of the snake</text:p>
              </text:list-item>
              <text:list-item>
                <text:p text:style-name="P16">Any strike that does damage and cuts the enemy's skin will do an additional 1d4 damage</text:p>
              </text:list-item>
              <text:list-item>
                <text:p text:style-name="P16">Toughness 12 or chill(3) (Tough 14)</text:p>
              </text:list-item>
            </text:list>
          </table:table-cell>
        </table:table-row>
        <table:table-row>
          <table:table-cell table:style-name="Table6.A4" office:value-type="string">
            <text:p text:style-name="P6">Hypnotic Gaze</text:p>
          </table:table-cell>
          <table:table-cell table:style-name="Table6.A4" office:value-type="string">
            <text:p text:style-name="P6">C</text:p>
          </table:table-cell>
          <table:table-cell table:style-name="Table6.C5" office:value-type="float" office:value="14">
            <text:p text:style-name="P6">14</text:p>
          </table:table-cell>
          <table:table-cell table:style-name="Table6.A2" office:value-type="string">
            <text:list xml:id="list42446629" text:continue-numbering="true" text:style-name="WWNum29">
              <text:list-item>
                <text:p text:style-name="P16">You transfix an adjacent target</text:p>
              </text:list-item>
              <text:list-item>
                <text:p text:style-name="P16">Power 14 or target is hypnotized</text:p>
              </text:list-item>
            </text:list>
          </table:table-cell>
        </table:table-row>
        <table:table-row>
          <table:table-cell table:style-name="Table6.A4" office:value-type="string">
            <text:p text:style-name="P6">Scaly</text:p>
          </table:table-cell>
          <table:table-cell table:style-name="Table6.A4" office:value-type="string">
            <text:p text:style-name="P6">C</text:p>
          </table:table-cell>
          <table:table-cell table:style-name="Table6.C5" office:value-type="float" office:value="10">
            <text:p text:style-name="P6">10</text:p>
          </table:table-cell>
          <table:table-cell table:style-name="Table6.A2" office:value-type="string">
            <text:list xml:id="list42458252" text:continue-numbering="true" text:style-name="WWNum29">
              <text:list-item>
                <text:p text:style-name="P16">+1 AV</text:p>
              </text:list-item>
              <text:list-item>
                <text:p text:style-name="P16">6 rounds (entire combat)</text:p>
              </text:list-item>
            </text:list>
          </table:table-cell>
        </table:table-row>
        <table:table-row>
          <table:table-cell table:style-name="Table6.A4" office:value-type="string">
            <text:p text:style-name="P6">Slither</text:p>
          </table:table-cell>
          <table:table-cell table:style-name="Table6.A4" office:value-type="string">
            <text:p text:style-name="P6">C</text:p>
          </table:table-cell>
          <table:table-cell table:style-name="Table6.C5" office:value-type="float" office:value="8">
            <text:p text:style-name="P6">8</text:p>
          </table:table-cell>
          <table:table-cell table:style-name="Table6.A2" office:value-type="string">
            <text:list xml:id="list42450240" text:continue-numbering="true" text:style-name="WWNum29">
              <text:list-item>
                <text:p text:style-name="P16">You can slither along the ground for +1 move</text:p>
              </text:list-item>
              <text:list-item>
                <text:p text:style-name="P16">In tall grass, or other ground cover, you get +2 stealth, or stealth 12</text:p>
              </text:list-item>
              <text:list-item>
                <text:p text:style-name="P16">10 minutes (60 minutes)</text:p>
              </text:list-item>
            </text:list>
          </table:table-cell>
        </table:table-row>
        <table:table-row>
          <table:table-cell table:style-name="Table6.A4" office:value-type="string">
            <text:p text:style-name="P6">Speak to Snakes</text:p>
          </table:table-cell>
          <table:table-cell table:style-name="Table6.A4" office:value-type="string">
            <text:p text:style-name="P6">VS</text:p>
          </table:table-cell>
          <table:table-cell table:style-name="Table6.C5" office:value-type="float" office:value="8">
            <text:p text:style-name="P6">8</text:p>
          </table:table-cell>
          <table:table-cell table:style-name="Table6.A2" office:value-type="string">
            <text:list xml:id="list42452760" text:continue-numbering="true" text:style-name="WWNum29">
              <text:list-item>
                <text:p text:style-name="P16">You can communicate with serpents, lizards and their ilk</text:p>
              </text:list-item>
              <text:list-item>
                <text:p text:style-name="P16">1 hour (1 day)</text:p>
              </text:list-item>
            </text:list>
          </table:table-cell>
        </table:table-row>
        <table:table-row>
          <table:table-cell table:style-name="Table6.A4" office:value-type="string">
            <text:p text:style-name="P6">Unhinged</text:p>
          </table:table-cell>
          <table:table-cell table:style-name="Table6.A4" office:value-type="string">
            <text:p text:style-name="P6">VS</text:p>
          </table:table-cell>
          <table:table-cell table:style-name="Table6.C5" office:value-type="float" office:value="8">
            <text:p text:style-name="P6">8</text:p>
          </table:table-cell>
          <table:table-cell table:style-name="Table6.A2" office:value-type="string">
            <text:list xml:id="list42447274" text:continue-numbering="true" text:style-name="WWNum29">
              <text:list-item>
                <text:p text:style-name="P16">You can unhinge your jaw and swallow an object up to 1/3 your size</text:p>
              </text:list-item>
              <text:list-item>
                <text:p text:style-name="P16">Object will pass through you unharmed, and not harming you, coming out in 3 days</text:p>
              </text:list-item>
            </text:list>
          </table:table-cell>
        </table:table-row>
      </table:table>
      <text:p text:style-name="P2"/>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Spider Spirit</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Location: </text:span></text:span></text:p>
          </table:table-cell>
          <table:covered-table-cell/>
          <table:covered-table-cell/>
          <table:covered-table-cell/>
        </table:table-row>
        <table:table-row>
          <table:table-cell table:style-name="Table7.A2" table:number-columns-spanned="4" office:value-type="string">
            <text:p text:style-name="P7"><text:span text:style-name="Default_20_Paragraph_20_Font"><text:span text:style-name="T1">Binding:</text:span></text:span><text:span text:style-name="Default_20_Paragraph_20_Font"><text:span text:style-name="T2"> </text:span></text:span></text:p>
          </table:table-cell>
          <table:covered-table-cell/>
          <table:covered-table-cell/>
          <table:covered-table-cell/>
        </table:table-row>
        <table:table-row table:style-name="Table7.4">
          <table:table-cell table:style-name="Table7.A4" office:value-type="string">
            <text:p text:style-name="P5">Spell</text:p>
          </table:table-cell>
          <table:table-cell table:style-name="Table7.A4" office:value-type="string">
            <text:p text:style-name="P5">Time</text:p>
          </table:table-cell>
          <table:table-cell table:style-name="Table7.A4" office:value-type="string">
            <text:p text:style-name="P5">DL</text:p>
          </table:table-cell>
          <table:table-cell table:style-name="Table7.A2" office:value-type="string">
            <text:p text:style-name="P5">Effects</text:p>
          </table:table-cell>
        </table:table-row>
        <table:table-row>
          <table:table-cell table:style-name="Table7.A4" office:value-type="string">
            <text:p text:style-name="P6">Eight Eye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2464728" text:continue-numbering="true" text:style-name="WWNum29">
              <text:list-item>
                <text:p text:style-name="P16">+2 search checks</text:p>
              </text:list-item>
              <text:list-item>
                <text:p text:style-name="P16">Cannot be flanked in battle</text:p>
              </text:list-item>
            </text:list>
          </table:table-cell>
        </table:table-row>
        <table:table-row>
          <table:table-cell table:style-name="Table7.A4" office:value-type="string">
            <text:p text:style-name="P6">Speak to Spiders</text:p>
          </table:table-cell>
          <table:table-cell table:style-name="Table7.A4" office:value-type="string">
            <text:p text:style-name="P6">VS</text:p>
          </table:table-cell>
          <table:table-cell table:style-name="Table7.C5" office:value-type="float" office:value="8">
            <text:p text:style-name="P6">8</text:p>
          </table:table-cell>
          <table:table-cell table:style-name="Table7.A2" office:value-type="string">
            <text:list xml:id="list42436883" text:continue-numbering="true" text:style-name="WWNum29">
              <text:list-item>
                <text:p text:style-name="P16">You can communicate with spiders and their ilk</text:p>
              </text:list-item>
              <text:list-item>
                <text:p text:style-name="P16">1 hour (1 day)</text:p>
              </text:list-item>
            </text:list>
          </table:table-cell>
        </table:table-row>
        <table:table-row>
          <table:table-cell table:style-name="Table7.A4" office:value-type="string">
            <text:p text:style-name="P6">Spider Climb</text:p>
          </table:table-cell>
          <table:table-cell table:style-name="Table7.A4" office:value-type="string">
            <text:p text:style-name="P6">VS</text:p>
          </table:table-cell>
          <table:table-cell table:style-name="Table7.C5" office:value-type="float" office:value="10">
            <text:p text:style-name="P6">10</text:p>
          </table:table-cell>
          <table:table-cell table:style-name="Table7.A2" office:value-type="string">
            <text:list xml:id="list42446282" text:continue-numbering="true" text:style-name="WWNum29">
              <text:list-item>
                <text:p text:style-name="P16">You can climb sheer surfaces like a spider</text:p>
              </text:list-item>
              <text:list-item>
                <text:p text:style-name="P16">You can negotiate webs without becoming entangled</text:p>
              </text:list-item>
              <text:list-item>
                <text:p text:style-name="P16">10 minutes (60 minutes)</text:p>
              </text:list-item>
            </text:list>
          </table:table-cell>
        </table:table-row>
        <table:table-row>
          <table:table-cell table:style-name="Table7.A4" office:value-type="string">
            <text:p text:style-name="P6">Venomous Bite</text:p>
          </table:table-cell>
          <table:table-cell table:style-name="Table7.A4" office:value-type="string">
            <text:p text:style-name="P6">C</text:p>
          </table:table-cell>
          <table:table-cell table:style-name="Table7.C5" office:value-type="float" office:value="10">
            <text:p text:style-name="P6">10</text:p>
          </table:table-cell>
          <table:table-cell table:style-name="Table7.A2" office:value-type="string">
            <text:list xml:id="list42462054" text:continue-numbering="true" text:style-name="WWNum29">
              <text:list-item>
                <text:p text:style-name="P16">Your bite does mus+1d4 damage</text:p>
              </text:list-item>
              <text:list-item>
                <text:p text:style-name="P16">Anyone bitten must save toughness 10 or be sickened(10)</text:p>
              </text:list-item>
              <text:list-item>
                <text:p text:style-name="P16">6 combat rounds (entire combat)</text:p>
              </text:list-item>
            </text:list>
          </table:table-cell>
        </table:table-row>
        <table:table-row>
          <table:table-cell table:style-name="Table7.A4" office:value-type="string">
            <text:p text:style-name="P6">Web</text:p>
          </table:table-cell>
          <table:table-cell table:style-name="Table7.A4" office:value-type="string">
            <text:p text:style-name="P6">C</text:p>
          </table:table-cell>
          <table:table-cell table:style-name="Table7.C5" office:value-type="float" office:value="14">
            <text:p text:style-name="P6">14</text:p>
          </table:table-cell>
          <table:table-cell table:style-name="Table7.A2" office:value-type="string">
            <text:list xml:id="list42441343" text:continue-numbering="true" text:style-name="WWNum29">
              <text:list-item>
                <text:p text:style-name="P16">Bolt attack</text:p>
              </text:list-item>
              <text:list-item>
                <text:p text:style-name="P16">Victim must save muscle/reflex 14 or be entangled</text:p>
              </text:list-item>
              <text:list-item>
                <text:p text:style-name="P16">(+1 adjacent target/mana)</text:p>
              </text:list-item>
            </text:list>
          </table:table-cell>
        </table:table-row>
      </table:table>
      <text:p text:style-name="P2"/>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Water Sprite</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Location: </text:span></text:span><text:span text:style-name="Default_20_Paragraph_20_Font"><text:span text:style-name="T2">Water sprites can </text:span></text:span><text:span text:style-name="Default_20_Paragraph_20_Font"><text:span text:style-name="T2">sometimes be found in rivers and lakes, but are most often found around natural springs.</text:span></text:span></text:p>
          </table:table-cell>
          <table:covered-table-cell/>
          <table:covered-table-cell/>
          <table:covered-table-cell/>
        </table:table-row>
        <table:table-row>
          <table:table-cell table:style-name="Table3.A2" table:number-columns-spanned="4" office:value-type="string">
            <text:p text:style-name="P7"><text:span text:style-name="Default_20_Paragraph_20_Font"><text:span text:style-name="T1">Binding:</text:span></text:span><text:span text:style-name="Default_20_Paragraph_20_Font"><text:span text:style-name="T2"> Water sprites are not difficult to bind. They must be bested in combat, then grasped and held by the spirit caller and a binding check must be made DL 10.</text:span></text:span></text:p>
          </table:table-cell>
          <table:covered-table-cell/>
          <table:covered-table-cell/>
          <table:covered-table-cell/>
        </table:table-row>
        <text:soft-page-break/>
        <table:table-row table:style-name="Table3.4">
          <table:table-cell table:style-name="Table3.A4" office:value-type="string">
            <text:p text:style-name="P5">Spell</text:p>
          </table:table-cell>
          <table:table-cell table:style-name="Table3.A4" office:value-type="string">
            <text:p text:style-name="P5">Time</text:p>
          </table:table-cell>
          <table:table-cell table:style-name="Table3.A4" office:value-type="string">
            <text:p text:style-name="P5">DL</text:p>
          </table:table-cell>
          <table:table-cell table:style-name="Table3.A2" office:value-type="string">
            <text:p text:style-name="P5">Effects</text:p>
          </table:table-cell>
        </table:table-row>
        <table:table-row>
          <table:table-cell table:style-name="Table3.A4" office:value-type="string">
            <text:p text:style-name="P6">Create Water</text:p>
          </table:table-cell>
          <table:table-cell table:style-name="Table3.A4" office:value-type="string">
            <text:p text:style-name="P6">S</text:p>
          </table:table-cell>
          <table:table-cell table:style-name="Table3.C5" office:value-type="float" office:value="8">
            <text:p text:style-name="P6">8</text:p>
          </table:table-cell>
          <table:table-cell table:style-name="Table3.A2" office:value-type="string">
            <text:list xml:id="list42456029" text:continue-numbering="true" text:style-name="WWNum29">
              <text:list-item>
                <text:p text:style-name="P16">Creates a barrel of water</text:p>
              </text:list-item>
              <text:list-item>
                <text:p text:style-name="P16">Expenditure(1)</text:p>
              </text:list-item>
            </text:list>
          </table:table-cell>
        </table:table-row>
        <table:table-row>
          <table:table-cell table:style-name="Table3.A4" office:value-type="string">
            <text:p text:style-name="P6">Healing Water</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2440821" text:continue-numbering="true" text:style-name="WWNum29">
              <text:list-item>
                <text:p text:style-name="P16">1d4+1 heal (mana: 1d6+1)</text:p>
              </text:list-item>
            </text:list>
          </table:table-cell>
        </table:table-row>
        <table:table-row>
          <table:table-cell table:style-name="Table3.A4" office:value-type="string">
            <text:p text:style-name="P6">Ice Arrow</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2461827" text:continue-numbering="true" text:style-name="WWNum29">
              <text:list-item>
                <text:p text:style-name="P16">2d6 ice bolt (mana: 2d6+2)</text:p>
              </text:list-item>
              <text:list-item>
                <text:p text:style-name="P16">Chill(3) (mana: Chill(4))</text:p>
              </text:list-item>
            </text:list>
          </table:table-cell>
        </table:table-row>
        <table:table-row>
          <table:table-cell table:style-name="Table3.A4" office:value-type="string">
            <text:p text:style-name="P6">Ice Shield</text:p>
          </table:table-cell>
          <table:table-cell table:style-name="Table3.A4" office:value-type="string">
            <text:p text:style-name="P6">C</text:p>
          </table:table-cell>
          <table:table-cell table:style-name="Table3.C5" office:value-type="float" office:value="10">
            <text:p text:style-name="P6">10</text:p>
          </table:table-cell>
          <table:table-cell table:style-name="Table3.A2" office:value-type="string">
            <text:list xml:id="list42467082" text:continue-numbering="true" text:style-name="WWNum29">
              <text:list-item>
                <text:p text:style-name="P16">You create an icy shield on your arm and can use it to block</text:p>
              </text:list-item>
              <text:list-item>
                <text:p text:style-name="P16">You get +2 defense if you have a shield skill or 12 defense otherwise</text:p>
              </text:list-item>
              <text:list-item>
                <text:p text:style-name="P16">Lasts for the combat</text:p>
              </text:list-item>
            </text:list>
          </table:table-cell>
        </table:table-row>
        <table:table-row>
          <table:table-cell table:style-name="Table3.A4" office:value-type="string">
            <text:p text:style-name="P6">Ice Touch</text:p>
          </table:table-cell>
          <table:table-cell table:style-name="Table3.A4" office:value-type="string">
            <text:p text:style-name="P6">C</text:p>
          </table:table-cell>
          <table:table-cell table:style-name="Table3.C5" office:value-type="float" office:value="8">
            <text:p text:style-name="P6">8</text:p>
          </table:table-cell>
          <table:table-cell table:style-name="Table3.A2" office:value-type="string">
            <text:list xml:id="list42443474" text:continue-numbering="true" text:style-name="WWNum29">
              <text:list-item>
                <text:p text:style-name="P16">2d6 Ice touch (mana: 2d6+2)</text:p>
              </text:list-item>
              <text:list-item>
                <text:p text:style-name="P16">Chill(3) (mana: Chill(4))</text:p>
              </text:list-item>
              <text:list-item>
                <text:p text:style-name="P16">Lasts 6 combat rounds (mana: all combat)</text:p>
              </text:list-item>
            </text:list>
          </table:table-cell>
        </table:table-row>
        <table:table-row>
          <table:table-cell table:style-name="Table3.A4" office:value-type="string">
            <text:p text:style-name="P6">Water Born</text:p>
          </table:table-cell>
          <table:table-cell table:style-name="Table3.A4" office:value-type="string">
            <text:p text:style-name="P6">VS</text:p>
          </table:table-cell>
          <table:table-cell table:style-name="Table3.C5" office:value-type="float" office:value="8">
            <text:p text:style-name="P6">8</text:p>
          </table:table-cell>
          <table:table-cell table:style-name="Table3.A2" office:value-type="string">
            <text:list xml:id="list42454809" text:continue-numbering="true" text:style-name="WWNum29">
              <text:list-item>
                <text:p text:style-name="P16">You gain breath control and a swim speed of 4 hexes each combat round (mana: 6 hex speed)</text:p>
              </text:list-item>
              <text:list-item>
                <text:p text:style-name="P16">Resist drowning effects</text:p>
              </text:list-item>
              <text:list-item>
                <text:p text:style-name="P16">Lasts 1 hour</text:p>
              </text:list-item>
            </text:list>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Wolf Spirit</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Location: </text:span></text:span><text:span text:style-name="Default_20_Paragraph_20_Font"><text:span text:style-name="T2">Wolf spirits are often found in wolf dens, or in the hunting grounds of wolf packs</text:span></text:span></text:p>
          </table:table-cell>
          <table:covered-table-cell/>
          <table:covered-table-cell/>
          <table:covered-table-cell/>
        </table:table-row>
        <table:table-row>
          <table:table-cell table:style-name="Table4.A2" table:number-columns-spanned="4" office:value-type="string">
            <text:p text:style-name="P7"><text:span text:style-name="Default_20_Paragraph_20_Font"><text:span text:style-name="T1">Binding:</text:span></text:span><text:span text:style-name="Default_20_Paragraph_20_Font"><text:span text:style-name="T2"> Wolf spirits can be battled into submission, or trapped and coerced to serve. Sometimes, a trapped spirit who is freed will be grateful and offer to serve its savior</text:span></text:span></text:p>
          </table:table-cell>
          <table:covered-table-cell/>
          <table:covered-table-cell/>
          <table:covered-table-cell/>
        </table:table-row>
        <table:table-row table:style-name="Table4.4">
          <table:table-cell table:style-name="Table4.A4" office:value-type="string">
            <text:p text:style-name="P5">Spell</text:p>
          </table:table-cell>
          <table:table-cell table:style-name="Table4.A4" office:value-type="string">
            <text:p text:style-name="P5">Time</text:p>
          </table:table-cell>
          <table:table-cell table:style-name="Table4.A4" office:value-type="string">
            <text:p text:style-name="P5">DL</text:p>
          </table:table-cell>
          <table:table-cell table:style-name="Table4.A2" office:value-type="string">
            <text:p text:style-name="P5">Effects</text:p>
          </table:table-cell>
        </table:table-row>
        <table:table-row>
          <table:table-cell table:style-name="Table4.A4" office:value-type="string">
            <text:p text:style-name="P6">Call Wolf</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2438746" text:continue-numbering="true" text:style-name="WWNum29">
              <text:list-item>
                <text:p text:style-name="P16">Spirit materializes to fight for the caster</text:p>
              </text:list-item>
              <text:list-item>
                <text:p text:style-name="P16">Expenditure(1)</text:p>
              </text:list-item>
              <text:list-item>
                <text:p text:style-name="P16">Lasts 6 rounds (mana: combat)</text:p>
              </text:list-item>
            </text:list>
          </table:table-cell>
        </table:table-row>
        <table:table-row>
          <table:table-cell table:style-name="Table4.A4" office:value-type="string">
            <text:p text:style-name="P6">Chaser</text:p>
          </table:table-cell>
          <table:table-cell table:style-name="Table4.A4" office:value-type="string">
            <text:p text:style-name="P6">VS</text:p>
          </table:table-cell>
          <table:table-cell table:style-name="Table4.C5" office:value-type="float" office:value="10">
            <text:p text:style-name="P6">10</text:p>
          </table:table-cell>
          <table:table-cell table:style-name="Table4.A2" office:value-type="string">
            <text:list xml:id="list42439561" text:continue-numbering="true" text:style-name="WWNum29">
              <text:list-item>
                <text:p text:style-name="P16">+2 Move</text:p>
              </text:list-item>
              <text:list-item>
                <text:p text:style-name="P16">Endurance increased for long runs, giving a +2 Athletics check in such situations</text:p>
              </text:list-item>
              <text:list-item>
                <text:p text:style-name="P16">Lasts 1 hour (mana: 1 day)</text:p>
              </text:list-item>
            </text:list>
          </table:table-cell>
        </table:table-row>
        <table:table-row>
          <table:table-cell table:style-name="Table4.A4" office:value-type="string">
            <text:p text:style-name="P6">Howl</text:p>
          </table:table-cell>
          <table:table-cell table:style-name="Table4.A4" office:value-type="string">
            <text:p text:style-name="P6">C</text:p>
          </table:table-cell>
          <table:table-cell table:style-name="Table4.C5" office:value-type="float" office:value="14">
            <text:p text:style-name="P6">14</text:p>
          </table:table-cell>
          <table:table-cell table:style-name="Table4.A2" office:value-type="string">
            <text:list xml:id="list42445204" text:continue-numbering="true" text:style-name="WWNum29">
              <text:list-item>
                <text:p text:style-name="P16">You let out a mournful howl which causes nearby enemies to cower</text:p>
              </text:list-item>
              <text:list-item>
                <text:p text:style-name="P16">Enemies must save power DL 14 or flee for 1 round and take a -1 to attack for 6 rounds</text:p>
              </text:list-item>
            </text:list>
          </table:table-cell>
        </table:table-row>
        <table:table-row>
          <table:table-cell table:style-name="Table4.A4" office:value-type="string">
            <text:p text:style-name="P6">Lick Wounds</text:p>
          </table:table-cell>
          <table:table-cell table:style-name="Table4.A4" office:value-type="string">
            <text:p text:style-name="P6">C</text:p>
          </table:table-cell>
          <table:table-cell table:style-name="Table4.C5" office:value-type="float" office:value="10">
            <text:p text:style-name="P6">10</text:p>
          </table:table-cell>
          <table:table-cell table:style-name="Table4.A2" office:value-type="string">
            <text:list xml:id="list42462041" text:continue-numbering="true" text:style-name="WWNum29">
              <text:list-item>
                <text:p text:style-name="P16">1d4+1 heal</text:p>
              </text:list-item>
            </text:list>
          </table:table-cell>
        </table:table-row>
        <table:table-row>
          <table:table-cell table:style-name="Table4.A4" office:value-type="string">
            <text:p text:style-name="P6">Speak to Wolves</text:p>
          </table:table-cell>
          <table:table-cell table:style-name="Table4.A4" office:value-type="string">
            <text:p text:style-name="P6">VS</text:p>
          </table:table-cell>
          <table:table-cell table:style-name="Table4.C5" office:value-type="float" office:value="8">
            <text:p text:style-name="P6">8</text:p>
          </table:table-cell>
          <table:table-cell table:style-name="Table4.A2" office:value-type="string">
            <text:list xml:id="list42447436" text:continue-numbering="true" text:style-name="WWNum29">
              <text:list-item>
                <text:p text:style-name="P16">You can speak to canines</text:p>
              </text:list-item>
              <text:list-item>
                <text:p text:style-name="P16">1 hour (1 day)</text:p>
              </text:list-item>
            </text:list>
          </table:table-cell>
        </table:table-row>
        <table:table-row>
          <table:table-cell table:style-name="Table4.A4" office:value-type="string">
            <text:p text:style-name="P6">Wolf Scent</text:p>
          </table:table-cell>
          <table:table-cell table:style-name="Table4.A4" office:value-type="string">
            <text:p text:style-name="P6">S</text:p>
          </table:table-cell>
          <table:table-cell table:style-name="Table4.C5" office:value-type="float" office:value="8">
            <text:p text:style-name="P6">8</text:p>
          </table:table-cell>
          <table:table-cell table:style-name="Table4.A2" office:value-type="string">
            <text:list xml:id="list42447076" text:continue-numbering="true" text:style-name="WWNum29">
              <text:list-item>
                <text:p text:style-name="P16">Gives a +4 to tracking rolls</text:p>
              </text:list-item>
              <text:list-item>
                <text:p text:style-name="P16">Can identify creatures by scent</text:p>
              </text:list-item>
              <text:list-item>
                <text:p text:style-name="P16">Lasts 1 hour (mana: 1 day)</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8Num1z0" style:family="text">
      <style:text-properties style:font-name="Symbol" fo:font-size="8pt" style:font-size-asian="8pt" style:font-name-complex="Symbol" style:font-size-complex="8pt"/>
    </style:style>
    <style:style style:name="WW8Num1z1" style:family="text">
      <style:text-properties style:font-name="Courier New1" style:font-name-complex="Courier New1"/>
    </style:style>
    <style:style style:name="WW8Num1z2" style:family="text">
      <style:text-properties style:font-name="Wingdings1"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Magoun, Jonathan Douglas</meta:initial-creator>
    <dc:creator>Chris Magoun</dc:creator>
    <meta:creation-date>2017-07-04T02:46:00Z</meta:creation-date>
    <dc:date>2017-08-03T22:26:45.26</dc:date>
    <meta:editing-cycles>31</meta:editing-cycles>
    <meta:editing-duration>PT4H38M39S</meta:editing-duration>
    <meta:document-statistic meta:table-count="10" meta:image-count="0" meta:object-count="0" meta:page-count="7" meta:paragraph-count="406" meta:word-count="2409" meta:character-count="121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